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9bb" officeooo:paragraph-rsid="000bd9bb"/>
    </style:style>
    <style:style style:name="P2" style:family="paragraph" style:parent-style-name="Standard">
      <style:text-properties officeooo:rsid="000d97a2" officeooo:paragraph-rsid="000d97a2"/>
    </style:style>
    <style:style style:name="P3" style:family="paragraph" style:parent-style-name="Heading_20_2">
      <style:paragraph-properties fo:line-height="115%"/>
      <style:text-properties officeooo:rsid="000d97a2" officeooo:paragraph-rsid="001911f4"/>
    </style:style>
    <style:style style:name="P4" style:family="paragraph" style:parent-style-name="Heading_20_2">
      <style:paragraph-properties fo:line-height="115%"/>
      <style:text-properties officeooo:rsid="000d97a2" officeooo:paragraph-rsid="001ac8ec"/>
    </style:style>
    <style:style style:name="P5" style:family="paragraph" style:parent-style-name="Heading_20_2">
      <style:paragraph-properties fo:break-before="page"/>
      <style:text-properties officeooo:rsid="000d97a2" officeooo:paragraph-rsid="000d97a2"/>
    </style:style>
    <style:style style:name="P6" style:family="paragraph" style:parent-style-name="Standard" style:list-style-name="L1"/>
    <style:style style:name="P7" style:family="paragraph" style:parent-style-name="Standard" style:list-style-name="L1">
      <style:paragraph-properties fo:line-height="100%"/>
    </style:style>
    <style:style style:name="P8" style:family="paragraph" style:parent-style-name="Standard" style:list-style-name="L2">
      <style:paragraph-properties fo:line-height="115%"/>
      <style:text-properties officeooo:paragraph-rsid="0017354d"/>
    </style:style>
    <style:style style:name="P9" style:family="paragraph" style:parent-style-name="Standard" style:list-style-name="L2">
      <style:paragraph-properties fo:line-height="115%"/>
      <style:text-properties officeooo:rsid="000f8980" officeooo:paragraph-rsid="0017354d"/>
    </style:style>
    <style:style style:name="P10" style:family="paragraph" style:parent-style-name="Standard" style:list-style-name="L2">
      <style:paragraph-properties fo:line-height="115%"/>
      <style:text-properties officeooo:rsid="0010d988" officeooo:paragraph-rsid="0017354d"/>
    </style:style>
    <style:style style:name="P11" style:family="paragraph" style:parent-style-name="Standard">
      <style:text-properties officeooo:rsid="00128f99" officeooo:paragraph-rsid="00128f99"/>
    </style:style>
    <style:style style:name="P12" style:family="paragraph" style:parent-style-name="Standard">
      <style:text-properties officeooo:paragraph-rsid="00128f99"/>
    </style:style>
    <style:style style:name="P13" style:family="paragraph" style:parent-style-name="Standard">
      <style:text-properties officeooo:rsid="000d97a2" officeooo:paragraph-rsid="000d97a2"/>
    </style:style>
    <style:style style:name="P14" style:family="paragraph" style:parent-style-name="Standard">
      <style:text-properties officeooo:rsid="0013b689" officeooo:paragraph-rsid="0013b689"/>
    </style:style>
    <style:style style:name="P15" style:family="paragraph" style:parent-style-name="Standard">
      <style:text-properties officeooo:paragraph-rsid="0013b689"/>
    </style:style>
    <style:style style:name="P16" style:family="paragraph" style:parent-style-name="Standard">
      <style:text-properties officeooo:rsid="00158ea6" officeooo:paragraph-rsid="00158ea6"/>
    </style:style>
    <style:style style:name="P17" style:family="paragraph" style:parent-style-name="Standard">
      <style:text-properties officeooo:paragraph-rsid="00158ea6"/>
    </style:style>
    <style:style style:name="P18" style:family="paragraph" style:parent-style-name="Standard" style:list-style-name="L3"/>
    <style:style style:name="P19" style:family="paragraph" style:parent-style-name="Standard" style:list-style-name="L3">
      <style:text-properties officeooo:rsid="00197f4f" officeooo:paragraph-rsid="00197f4f"/>
    </style:style>
    <style:style style:name="P20" style:family="paragraph" style:parent-style-name="Standard">
      <style:text-properties officeooo:rsid="00197f4f" officeooo:paragraph-rsid="00197f4f"/>
    </style:style>
    <style:style style:name="P21" style:family="paragraph" style:parent-style-name="Standard" style:list-style-name="L4"/>
    <style:style style:name="T1" style:family="text">
      <style:text-properties officeooo:rsid="000d97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97a2" style:font-weight-asian="bold" style:font-weight-complex="bold"/>
    </style:style>
    <style:style style:name="T4" style:family="text">
      <style:text-properties fo:font-weight="bold" officeooo:rsid="000f8980" style:font-weight-asian="bold" style:font-weight-complex="bold"/>
    </style:style>
    <style:style style:name="T5" style:family="text">
      <style:text-properties officeooo:rsid="000f898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354d" style:font-weight-asian="normal" style:font-weight-complex="normal"/>
    </style:style>
    <style:style style:name="T8" style:family="text">
      <style:text-properties fo:font-weight="normal" officeooo:rsid="000d97a2" style:font-weight-asian="normal" style:font-weight-complex="normal"/>
    </style:style>
    <style:style style:name="T9" style:family="text">
      <style:text-properties officeooo:rsid="00128f99"/>
    </style:style>
    <style:style style:name="T10" style:family="text">
      <style:text-properties officeooo:rsid="0013b689"/>
    </style:style>
    <style:style style:name="T11" style:family="text">
      <style:text-properties officeooo:rsid="00158ea6"/>
    </style:style>
    <style:style style:name="T12" style:family="text">
      <style:text-properties officeooo:rsid="001911f4"/>
    </style:style>
    <style:style style:name="T13" style:family="text">
      <style:text-properties officeooo:rsid="001ac8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cercise 1</text:h>
      <text:p text:style-name="P1">Set 1:</text:p>
      <text:list xml:id="list329792757" text:style-name="L1">
        <text:list-item>
          <text:p text:style-name="P6">must</text:p>
        </text:list-item>
        <text:list-item>
          <text:p text:style-name="P6">dust</text:p>
        </text:list-item>
        <text:list-item>
          <text:p text:style-name="P6">rust</text:p>
        </text:list-item>
        <text:list-item>
          <text:p text:style-name="P6">just</text:p>
        </text:list-item>
        <text:list-item>
          <text:p text:style-name="P6">lust</text:p>
        </text:list-item>
        <text:list-item>
          <text:p text:style-name="P6">bust</text:p>
        </text:list-item>
      </text:list>
      <text:p text:style-name="Standard"/>
      <text:p text:style-name="P1">Set 2:</text:p>
      <text:list xml:id="list104212298884059" text:continue-numbering="true" text:style-name="L1">
        <text:list-item>
          <text:p text:style-name="P6">pan</text:p>
        </text:list-item>
        <text:list-item>
          <text:p text:style-name="P6">tan</text:p>
        </text:list-item>
        <text:list-item>
          <text:p text:style-name="P6">can</text:p>
        </text:list-item>
        <text:list-item>
          <text:p text:style-name="P7">fan</text:p>
        </text:list-item>
        <text:list-item>
          <text:p text:style-name="P6">man</text:p>
        </text:list-item>
        <text:list-item>
          <text:p text:style-name="P6">van</text:p>
        </text:list-item>
        <text:list-item>
          <text:p text:style-name="P6">gan (Generative Adversial Network)</text:p>
        </text:list-item>
        <text:list-item>
          <text:p text:style-name="P6">lan (Local Area Network)</text:p>
        </text:list-item>
        <text:list-item>
          <text:p text:style-name="P6">nan (Not A Number)</text:p>
        </text:list-item>
      </text:list>
      <text:p text:style-name="P11"/>
      <text:h text:style-name="Heading_20_2" text:outline-level="2">Excercise 2</text:h>
      <text:p text:style-name="P1"/>
      <text:p text:style-name="P2">Panne, <text:span text:style-name="T9">Kampf, Typ</text:span></text:p>
      <text:p text:style-name="P2">Tanne, <text:span text:style-name="T9">Katze, Wort</text:span></text:p>
      <text:p text:style-name="Standard">Kanne, Traurigkeit, Akustik</text:p>
      <text:p text:style-name="Standard">Samstag, Abend, Afrika</text:p>
      <text:p text:style-name="P11">fein, Afrika, Uf</text:p>
      <text:p text:style-name="P12"><text:span text:style-name="T9">Süß, reißen, Süd</text:span></text:p>
      <text:p text:style-name="P12"><text:span text:style-name="T9">Schein, verschwinden, hyienisch</text:span></text:p>
      <text:p text:style-name="P12">-, <text:span text:style-name="T9">Dichter,</text:span> <text:span text:style-name="T9">dich</text:span></text:p>
      <text:p text:style-name="P11">Miete, Samstag, kaum</text:p>
      <text:p text:style-name="P12"><text:span text:style-name="T9">Niete, Donnerstag, Kühen</text:span></text:p>
      <text:p text:style-name="P12">-, <text:span text:style-name="T9">Klang, -</text:span></text:p>
      <text:p text:style-name="P11">Bank, <text:span text:style-name="T10">Abend, Betrieb</text:span></text:p>
      <text:p text:style-name="P15"><text:span text:style-name="T10">Dank, Bruder, Abend</text:span></text:p>
      <text:p text:style-name="P14">ganz, Traurigkeit, -</text:p>
      <text:p text:style-name="P14">Hand, Kühen, Kuh</text:p>
      <text:p text:style-name="P16">Wein, verschwinden, agresiv?</text:p>
      <text:p text:style-name="P16">Suppe, reisen, Riss</text:p>
      <text:p text:style-name="P16">Genie, -?, -?</text:p>
      <text:p text:style-name="P16">Leiter, Verlauf, Abfall</text:p>
      <text:p text:style-name="P17"><text:span text:style-name="T11">Reiter, Wort, Reiter</text:span></text:p>
      <text:p text:style-name="P17"><text:span text:style-name="T11">jeder, objektiv, Mai</text:span></text:p>
      <text:h text:style-name="P5" text:outline-level="2">Excercise 3</text:h>
      <text:list xml:id="list294596183" text:style-name="L2">
        <text:list-item>
          <text:p text:style-name="P8"><text:span text:style-name="T7">m</text:span><text:span text:style-name="T3"><text:tab/>m</text:span><text:span text:style-name="T1">an</text:span></text:p>
        </text:list-item>
        <text:list-item>
          <text:p text:style-name="P9"><text:span text:style-name="T7">f</text:span><text:span text:style-name="T3"><text:tab/></text:span><text:span text:style-name="T2">f</text:span>an</text:p>
        </text:list-item>
        <text:list-item>
          <text:p text:style-name="P8"><text:span text:style-name="T8">ʔ</text:span><text:span text:style-name="T3"><text:tab/></text:span><text:span text:style-name="T4">a</text:span><text:span text:style-name="T5"> house</text:span></text:p>
        </text:list-item>
        <text:list-item>
          <text:p text:style-name="P9"><text:span text:style-name="T1">ŋ<text:tab/></text:span>ho<text:span text:style-name="T2">n</text:span>k</text:p>
        </text:list-item>
        <text:list-item>
          <text:p text:style-name="P8"><text:span text:style-name="T7">z</text:span><text:span text:style-name="T3"><text:tab/></text:span><text:span text:style-name="T4">S</text:span><text:span text:style-name="T5">uppe</text:span></text:p>
        </text:list-item>
        <text:list-item>
          <text:p text:style-name="P9"><text:span text:style-name="T7">k</text:span><text:span text:style-name="T3"><text:tab/></text:span><text:span text:style-name="T2">k</text:span>iss</text:p>
        </text:list-item>
        <text:list-item>
          <text:p text:style-name="P9"><text:span text:style-name="T1">ç<text:tab/></text:span>ni<text:span text:style-name="T2">ch</text:span>t</text:p>
        </text:list-item>
        <text:list-item>
          <text:p text:style-name="P9"><text:span text:style-name="T7">j</text:span><text:span text:style-name="T3"><text:tab/></text:span><text:span text:style-name="T2">j</text:span>a</text:p>
        </text:list-item>
        <text:list-item>
          <text:p text:style-name="P9"><text:span text:style-name="T1">ʒ<text:tab/></text:span>gara<text:span text:style-name="T2">g</text:span>e</text:p>
        </text:list-item>
        <text:list-item>
          <text:p text:style-name="P9"><text:span text:style-name="T7">b</text:span><text:span text:style-name="T3"><text:tab/></text:span><text:span text:style-name="T2">B</text:span>ruder</text:p>
        </text:list-item>
        <text:list-item>
          <text:p text:style-name="P9"><text:span text:style-name="T1">ʁ<text:tab/></text:span>P<text:span text:style-name="T2">r</text:span><text:span text:style-name="T6">ost</text:span></text:p>
        </text:list-item>
        <text:list-item>
          <text:p text:style-name="P10"><text:span text:style-name="T8">ʃ</text:span><text:span text:style-name="T3"><text:tab/></text:span><text:span text:style-name="T2">sh</text:span><text:span text:style-name="T6">oot</text:span></text:p>
        </text:list-item>
      </text:list>
      <text:h text:style-name="P3" text:outline-level="2">Excercise <text:span text:style-name="T12">4</text:span></text:h>
      <text:list xml:id="list3262260937" text:style-name="L3">
        <text:list-item>
          <text:p text:style-name="P18">p</text:p>
        </text:list-item>
        <text:list-item>
          <text:p text:style-name="P18">ŋ</text:p>
        </text:list-item>
        <text:list-item>
          <text:p text:style-name="P18">ɫ</text:p>
        </text:list-item>
        <text:list-item>
          <text:p text:style-name="P18">ð</text:p>
        </text:list-item>
        <text:list-item>
          <text:p text:style-name="P18">ʃ</text:p>
        </text:list-item>
        <text:list-item>
          <text:p text:style-name="P18">ç</text:p>
        </text:list-item>
        <text:list-item>
          <text:p text:style-name="P19">i</text:p>
        </text:list-item>
        <text:list-item>
          <text:p text:style-name="P19">u</text:p>
        </text:list-item>
        <text:list-item>
          <text:p text:style-name="P19">ɛ</text:p>
        </text:list-item>
        <text:list-item>
          <text:p text:style-name="P19">ə</text:p>
        </text:list-item>
      </text:list>
      <text:p text:style-name="P20"/>
      <text:h text:style-name="P4" text:outline-level="2">Excercise <text:span text:style-name="T13">5</text:span></text:h>
      <text:list xml:id="list2668782434" text:style-name="L4">
        <text:list-item>
          <text:p text:style-name="P21">l, s, l, s, l, l, a</text:p>
        </text:list-item>
        <text:list-item>
          <text:p text:style-name="P21">l, s, l, s/l, s, s, l</text:p>
        </text:list-item>
        <text:list-item>
          <text:p text:style-name="P21">l, s, s, l, s, s, l</text:p>
        </text:list-item>
        <text:list-item>
          <text:p text:style-name="P21">l, s, s, s, s/l, l, l</text:p>
        </text:list-item>
        <text:list-item>
          <text:p text:style-name="P21">l, l, s, l, l, l, s</text:p>
        </text:list-item>
        <text:list-item>
          <text:p text:style-name="P21">l, s, s, l, l, l, s, l, s, l, s, l, s, s, l, l, s, 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2T22:19:55.108069905</meta:creation-date>
    <dc:date>2021-01-14T10:42:12.080112818</dc:date>
    <meta:editing-duration>PT28M30S</meta:editing-duration>
    <meta:editing-cycles>6</meta:editing-cycles>
    <meta:generator>LibreOffice/7.0.3.1$Linux_X86_64 LibreOffice_project/00$Build-1</meta:generator>
    <meta:document-statistic meta:table-count="0" meta:image-count="0" meta:object-count="0" meta:page-count="2" meta:paragraph-count="71" meta:word-count="232" meta:character-count="899" meta:non-whitespace-character-count="781"/>
  </office:meta>
</office:document-meta>
</file>